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P12" style:family="paragraph" style:parent-style-name="Heading_20_3">
      <style:paragraph-properties fo:margin-top="0.496cm"/>
    </style:style>
    <style:style style:name="T12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3" style:family="paragraph" style:parent-style-name="Heading_20_4">
      <style:paragraph-properties fo:margin-top="0.563cm" fo:margin-bottom="0.563cm"/>
    </style:style>
    <style:style style:name="T1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4_3" style:family="text"/>
    <style:style style:name="T14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4_5" style:family="text"/>
    <style:style style:name="T14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4_7" style:family="text"/>
    <style:style style:name="P15" style:family="paragraph" style:parent-style-name="Normal">
      <style:paragraph-properties fo:margin-top="0.423cm"/>
    </style:style>
    <style:style style:name="T15_1" style:family="text"/>
    <style:style style:name="P16" style:family="paragraph" style:parent-style-name="Heading_20_4">
      <style:paragraph-properties fo:margin-top="0.563cm" fo:margin-bottom="0.563cm"/>
    </style:style>
    <style:style style:name="T1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7" style:family="paragraph" style:parent-style-name="Normal">
      <style:paragraph-properties fo:margin-top="0.423cm"/>
    </style:style>
    <style:style style:name="T17_1" style:family="text"/>
    <style:style style:name="P18" style:family="paragraph" style:parent-style-name="Heading_20_2">
      <style:paragraph-properties fo:margin-top="0.527cm" fo:margin-bottom="0.527cm"/>
    </style:style>
    <style:style style:name="T1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9" style:family="paragraph" style:parent-style-name="Heading_20_3">
      <style:paragraph-properties fo:margin-top="0.496cm" fo:margin-bottom="0.496cm"/>
    </style:style>
    <style:style style:name="T1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0" style:family="paragraph" style:parent-style-name="Normal">
      <style:paragraph-properties fo:margin-top="0.423cm"/>
    </style:style>
    <style:style style:name="T20_1" style:family="text"/>
    <style:style style:name="T20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0_3" style:family="text"/>
    <style:style style:name="T20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0_5" style:family="text"/>
    <style:style style:name="P21" style:family="paragraph" style:parent-style-name="Heading_20_4">
      <style:paragraph-properties fo:margin-top="0.563cm" fo:margin-bottom="0.563cm"/>
    </style:style>
    <style:style style:name="T2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2" style:family="paragraph" style:parent-style-name="Normal">
      <style:paragraph-properties fo:margin-top="0.423cm"/>
    </style:style>
    <style:style style:name="T22_1" style:family="text"/>
    <style:style style:name="T22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2_3" style:family="text"/>
    <style:style style:name="T22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2_5" style:family="text"/>
    <style:style style:name="T22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2_7" style:family="text"/>
    <style:style style:name="P23" style:family="paragraph" style:parent-style-name="Heading_20_3">
      <style:paragraph-properties fo:margin-top="0.496cm" fo:margin-bottom="0.496cm"/>
    </style:style>
    <style:style style:name="T2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4" style:family="paragraph" style:parent-style-name="Normal">
      <style:paragraph-properties fo:margin-top="0.423cm" fo:margin-bottom="0.423cm"/>
    </style:style>
    <style:style style:name="T24_1" style:family="text"/>
  </office:automatic-styles>
  <office:body>
    <office:text>
      <text:h text:style-name="P1" text:outline-level="1"><text:span text:style-name="T1_1">Avoiding<text:s/>"Mixed<text:s/>Content"<text:s/>Issues<text:s/>In<text:s/>Your<text:s/>Client-Side<text:s/>Script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7-10-10<text:s/>00:05:56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Web<text:s/>applications<text:s/>are<text:s/>particularly<text:s/>vulnerable<text:s/>to<text:s/>security<text:s/>issues,<text:s/>given<text:s/>that<text:s/>the<text:s/>internet<text:s/>is<text:s/>one<text:s/>giant,<text:s/>unsecured<text:s/>network<text:s/>that<text:s/></text:span><text:span text:style-name="T7_2">anyone</text:span><text:span text:style-name="T7_3"><text:s/>can<text:s/>access.<text:s/>One<text:s/>of<text:s/>these<text:s/>major<text:s/>vulnerabilities<text:s/>is<text:s/>man-in-the<text:s/>middle<text:s/>attacks,<text:s/>where<text:s/>a<text:s/>malicious<text:s/>user<text:s/>accesses<text:s/>content<text:s/>sent<text:s/>between<text:s/>the<text:s/>client<text:s/>(the<text:s/>machine<text:s/>receiving<text:s/>web<text:s/>content)<text:s/>and<text:s/>the<text:s/>server<text:s/>(the<text:s/>machine<text:s/>providing<text:s/>web<text:s/>content).</text:span></text:p>
      <text:p text:style-name="P8"><text:span text:style-name="T8_1">Fortunately,<text:s/>the<text:s/>widespread<text:s/>adoption<text:s/>of<text:s/>SSL/TLS<text:s/>has<text:s/>improved<text:s/>the<text:s/>security<text:s/>of<text:s/>web<text:s/>pages<text:s/>by<text:s/>encrypting<text:s/>content<text:s/>between<text:s/>client<text:s/>and<text:s/>server<text:s/>and<text:s/>making<text:s/>it<text:s/>difficult<text:s/>for<text:s/>man-in-the-middle<text:s/>attacks<text:s/>to<text:s/>occur.<text:s/>It<text:s/>is<text:s/>important,<text:s/>however,<text:s/>that<text:s/>web<text:s/>pages<text:s/>and<text:s/>web<text:s/>applications<text:s/>are<text:s/>properly<text:s/>marked<text:s/>up<text:s/>and<text:s/>coded<text:s/>to<text:s/>avoid<text:s/>having<text:s/>content<text:s/>sent<text:s/>unsecured.</text:span></text:p>
      <text:h text:style-name="P9" text:outline-level="2"><text:span text:style-name="T9_1">Avoiding<text:s/>mixed<text:s/>content<text:s/>for<text:s/>greater<text:s/>security</text:span></text:h>
      <text:h text:style-name="P10" text:outline-level="3"><text:span text:style-name="T10_1">What<text:s/>is<text:s/>mixed<text:s/>content?</text:span></text:h>
      <text:p text:style-name="P11"><text:span text:style-name="T11_1">Mixed<text:s/>content<text:s/>refers<text:s/>to<text:s/></text:span><text:span text:style-name="T11_2">unsecured</text:span><text:span text:style-name="T11_3"><text:s/>(HTTP)<text:s/>content<text:s/>loaded<text:s/>within<text:s/>a<text:s/>secure<text:s/>page<text:s/>(HTTPS).<text:s/>For<text:s/>example,<text:s/>this<text:s/>content<text:s/>could<text:s/>be<text:s/>an<text:s/>image,<text:s/>video,<text:s/>or<text:s/>audio<text:s/>file<text:s/>requested<text:s/>by<text:s/>the<text:s/>page<text:s/>with<text:s/>an<text:s/>unsecure<text:s/>URL.<text:s/>This<text:s/>could<text:s/>also<text:s/>be<text:s/>a<text:s/>script<text:s/>loaded<text:s/>by<text:s/>the<text:s/>page<text:s/>over<text:s/>HTTP.<text:s/>Scripts<text:s/>loaded<text:s/>unsecurely<text:s/>can<text:s/>potentially<text:s/>be<text:s/>more<text:s/>dangerous<text:s/>than<text:s/>media<text:s/>files<text:s/>like<text:s/>images.</text:span></text:p>
      <text:h text:style-name="P12" text:outline-level="3"><text:span text:style-name="T12_1">Why<text:s/>is<text:s/>mixed<text:s/>content<text:s/>a<text:s/>problem?</text:span></text:h>
      <text:h text:style-name="P13" text:outline-level="4"><text:span text:style-name="T13_1">Privacy<text:s/>concerns</text:span></text:h>
      <text:p text:style-name="P14"><text:span text:style-name="T14_1">Mixed<text:s/>content<text:s/>can<text:s/>create<text:s/>several<text:s/>problems<text:s/>for<text:s/>an<text:s/>end<text:s/>user<text:s/>of<text:s/>your<text:s/>website.<text:s/>The<text:s/>first<text:s/>issue<text:s/>is<text:s/>that<text:s/>of<text:s/>privacy.<text:s/>When<text:s/>a<text:s/>user<text:s/>loads<text:s/>a<text:s/>page<text:s/>over<text:s/>SSL/TLS<text:s/>(HTTPS),<text:s/>the<text:s/>only<text:s/>thing<text:s/>someone<text:s/>snooping<text:s/>on<text:s/>the<text:s/>network<text:s/>(a<text:s/>"man-in-the-middle")<text:s/>can<text:s/>see<text:s/>is<text:s/>the<text:s/>domain<text:s/>of<text:s/>the<text:s/>page<text:s/>being<text:s/>requested.<text:s/>For<text:s/>example,<text:s/>a<text:s/>if<text:s/>user<text:s/>visiting<text:s/></text:span><text:span text:style-name="T14_2">https://somesite.com/sensitive-article</text:span><text:span text:style-name="T14_3">,<text:s/>the<text:s/>only<text:s/>thing<text:s/>a<text:s/>snooper<text:s/>would<text:s/>see<text:s/>is<text:s/>that<text:s/>the<text:s/>user<text:s/>is<text:s/>requesting<text:s/>content<text:s/>from<text:s/></text:span><text:span text:style-name="T14_4">somesite.com</text:span><text:span text:style-name="T14_5">.<text:s/>They<text:s/>can't<text:s/>see<text:s/>the<text:s/>particular<text:s/>page<text:s/>the<text:s/>user<text:s/>is<text:s/>requesting.<text:s/>However,<text:s/>what<text:s/>if<text:s/>the<text:s/>page<text:s/></text:span><text:span text:style-name="T14_6">sensitive-article</text:span><text:span text:style-name="T14_7"><text:s/>requests<text:s/>an<text:s/>image<text:s/>over<text:s/>HTTP?<text:s/>Then<text:s/>the<text:s/>snooper<text:s/>could<text:s/>see<text:s/>the<text:s/>unencrypted<text:s/>image,<text:s/>possibly<text:s/>giving<text:s/>them<text:s/>clues<text:s/>about<text:s/>what<text:s/>the<text:s/>end<text:s/>user<text:s/>is<text:s/>viewing!</text:span></text:p>
      <text:p text:style-name="P15"><text:span text:style-name="T15_1">When<text:s/>browsing<text:s/>with<text:s/>HTTPS,<text:s/>the<text:s/>user<text:s/>has<text:s/>some<text:s/>expectation<text:s/>of<text:s/>privacy<text:s/>between<text:s/>his<text:s/>or<text:s/>her<text:s/>self<text:s/>and<text:s/>the<text:s/>server.<text:s/>Mixed<text:s/>content<text:s/>breaks<text:s/>that<text:s/>by<text:s/>exposing<text:s/>some<text:s/>parts<text:s/>of<text:s/>the<text:s/>page<text:s/>in<text:s/>plaintext<text:s/>as<text:s/>they<text:s/>travel<text:s/>across<text:s/>the<text:s/>wire,<text:s/>potentially<text:s/>giving<text:s/>some<text:s/>clues<text:s/>as<text:s/>to<text:s/>what<text:s/>the<text:s/>user<text:s/>is<text:s/>viewing.</text:span></text:p>
      <text:h text:style-name="P16" text:outline-level="4"><text:span text:style-name="T16_1">Code<text:s/>security<text:s/>concerns</text:span></text:h>
      <text:p text:style-name="P17"><text:span text:style-name="T17_1">A<text:s/>second<text:s/>concern<text:s/>with<text:s/>mixed<text:s/>content<text:s/>is<text:s/>that<text:s/>a<text:s/>script<text:s/>sent<text:s/>in<text:s/>plain<text:s/>text<text:s/>could<text:s/>potentially<text:s/>be<text:s/>modified<text:s/>en-route<text:s/>to<text:s/>the<text:s/>client.<text:s/>If<text:s/>a<text:s/>script<text:s/>is<text:s/>sent<text:s/>over<text:s/>HTTP,<text:s/>a<text:s/>malicious<text:s/>user<text:s/>could<text:s/>potentially<text:s/>intercept<text:s/>that<text:s/>script<text:s/>and<text:s/>inject<text:s/>some<text:s/>malicious<text:s/>code<text:s/>of<text:s/>their<text:s/>own.<text:s/>This<text:s/>code<text:s/>could<text:s/>be<text:s/>used<text:s/>to<text:s/>collect<text:s/>sensitive<text:s/>information<text:s/>or<text:s/>trick<text:s/>the<text:s/>user<text:s/>into<text:s/>visiting<text:s/>an<text:s/>illegitimate<text:s/>website<text:s/>(very<text:s/>common<text:s/>with<text:s/>phishing<text:s/>scams).<text:s/>The<text:s/>end<text:s/>user<text:s/>expects<text:s/>a<text:s/>legitimate<text:s/>script<text:s/>sent<text:s/>securely<text:s/>from<text:s/>the<text:s/>server<text:s/>(they<text:s/>requested<text:s/>a<text:s/>page<text:s/>over<text:s/>HTTPS,<text:s/>after<text:s/>all),<text:s/>but<text:s/>in<text:s/>a<text:s/>mixed<text:s/>content<text:s/>scenario<text:s/>this<text:s/>code<text:s/>could<text:s/>be<text:s/>intercepted<text:s/>and<text:s/>modified<text:s/>by<text:s/>an<text:s/>attacker.</text:span></text:p>
      <text:h text:style-name="P18" text:outline-level="2"><text:span text:style-name="T18_1">How<text:s/>to<text:s/>avoid<text:s/>mixed<text:s/>content</text:span></text:h>
      <text:h text:style-name="P19" text:outline-level="3"><text:span text:style-name="T19_1">Use<text:s/>relative<text:s/>links<text:s/>as<text:s/>much<text:s/>as<text:s/>possible</text:span></text:h>
      <text:p text:style-name="P20"><text:span text:style-name="T20_1">One<text:s/>of<text:s/>the<text:s/>easiest<text:s/>ways<text:s/>to<text:s/>avoid<text:s/>mixed<text:s/>content<text:s/>in<text:s/>web<text:s/>pages<text:s/>is<text:s/>to<text:s/>use<text:s/>relative<text:s/>links.<text:s/>With<text:s/>a<text:s/>relative<text:s/>link,<text:s/>the<text:s/>browser<text:s/>will<text:s/>use<text:s/>the<text:s/>protocol<text:s/>the<text:s/>page<text:s/>was<text:s/>requested<text:s/>with<text:s/>by<text:s/>default,<text:s/>no<text:s/>hard-coding<text:s/>of<text:s/>a<text:s/>protocol<text:s/>required.<text:s/>For<text:s/>example,<text:s/>loading<text:s/>your<text:s/>images<text:s/>from<text:s/>a<text:s/>subfolder<text:s/>called<text:s/></text:span><text:span text:style-name="T20_2">photos</text:span><text:span text:style-name="T20_3"><text:s/>can<text:s/>be<text:s/>done<text:s/>with<text:s/>a<text:s/>relative<text:s/>path<text:s/>like<text:s/>so:<text:s/></text:span><text:span text:style-name="T20_4">src="photos/myimage.jpg"</text:span><text:span text:style-name="T20_5">.<text:s/>If<text:s/>the<text:s/>user<text:s/>requests<text:s/>your<text:s/>page<text:s/>over<text:s/>HTTPS,<text:s/>the<text:s/>image<text:s/>will<text:s/>be<text:s/>loaded<text:s/>over<text:s/>HTTPS<text:s/>as<text:s/>well.<text:s/></text:span></text:p>
      <text:h text:style-name="P21" text:outline-level="4"><text:span text:style-name="T21_1">Use<text:s/>//<text:s/>to<text:s/>auto-detect<text:s/>the<text:s/>protocol<text:s/>for<text:s/>outside<text:s/>links,<text:s/>or<text:s/>always<text:s/>use<text:s/>HTTPS</text:span></text:h>
      <text:p text:style-name="P22"><text:span text:style-name="T22_1">Sometimes<text:s/>you<text:s/>may<text:s/>want<text:s/>to<text:s/>load<text:s/>content<text:s/>from<text:s/>outside<text:s/>your<text:s/>own<text:s/>domain<text:s/>and<text:s/>your<text:s/>own<text:s/>web<text:s/>server.<text:s/>Many<text:s/>developers<text:s/>like<text:s/>to<text:s/>load<text:s/>scripts<text:s/>like<text:s/>jQuery<text:s/>from<text:s/>Content<text:s/>Delivery<text:s/>Networks<text:s/>(CDN's)<text:s/>rather<text:s/>than<text:s/>store<text:s/>those<text:s/>scripts<text:s/>on<text:s/>their<text:s/>own<text:s/>server.<text:s/>In<text:s/>this<text:s/>case,<text:s/>you<text:s/>can<text:s/>use<text:s/></text:span><text:span text:style-name="T22_2">//</text:span><text:span text:style-name="T22_3"><text:s/>in<text:s/>front<text:s/>of<text:s/>the<text:s/>URL<text:s/>instead<text:s/>of<text:s/>a<text:s/>hard<text:s/>coded<text:s/>protocol<text:s/>like<text:s/></text:span><text:span text:style-name="T22_4">http://</text:span><text:span text:style-name="T22_5">.<text:s/>This<text:s/>will<text:s/>match<text:s/>the<text:s/>protocol<text:s/>the<text:s/>page<text:s/>was<text:s/>requested<text:s/>from.<text:s/>For<text:s/>example,<text:s/></text:span><text:span text:style-name="T22_6">src="//cdn.jquery.com/some-jquery-version.js"</text:span><text:span text:style-name="T22_7">.<text:s/>Better<text:s/>yet,<text:s/>if<text:s/>you<text:s/>know<text:s/>the<text:s/>site<text:s/>provides<text:s/>content<text:s/>over<text:s/>HTTPS,<text:s/>just<text:s/>use<text:s/>that<text:s/>by<text:s/>default!</text:span></text:p>
      <text:h text:style-name="P23" text:outline-level="3"><text:span text:style-name="T23_1">Avoiding<text:s/>mixed<text:s/>content<text:s/>is<text:s/>fairly<text:s/>straightforward!</text:span></text:h>
      <text:p text:style-name="P24"><text:span text:style-name="T24_1">While<text:s/>mixed<text:s/>content<text:s/>can<text:s/>pose<text:s/>several<text:s/>issues<text:s/>for<text:s/>user<text:s/>privacy<text:s/>and<text:s/>application<text:s/>security,<text:s/>it<text:s/>is<text:s/>thankfully<text:s/>trivial<text:s/>to<text:s/>mitigate.<text:s/>Avoiding<text:s/>mixed<text:s/>content<text:s/>problems<text:s/>is<text:s/>as<text:s/>easy<text:s/>as<text:s/>fixing<text:s/>the<text:s/>links<text:s/>in<text:s/>any<text:s/>pages<text:s/>your<text:s/>site<text:s/>provides.<text:s/>If<text:s/>you're<text:s/>not<text:s/>sure<text:s/>your<text:s/>pages<text:s/>avoid<text:s/>this<text:s/>problem,<text:s/>the<text:s/>developer<text:s/>console<text:s/>in<text:s/>a<text:s/>modern<text:s/>browser<text:s/>like<text:s/>Firefox<text:s/>will<text:s/>tell<text:s/>you<text:s/>if<text:s/>you're<text:s/>trying<text:s/>to<text:s/>load<text:s/>insecure<text:s/>content.<text:s/>Many<text:s/>browsers<text:s/>(including<text:s/>Firefox)<text:s/>even<text:s/>block<text:s/>that<text:s/>content<text:s/>from<text:s/>loading.<text:s/>Be<text:s/>sure<text:s/>to<text:s/>be<text:s/>mindful<text:s/>of<text:s/>how<text:s/>media<text:s/>and<text:s/>scripts<text:s/>are<text:s/>requested<text:s/>in<text:s/>your<text:s/>web<text:s/>applications,<text:s/>and<text:s/>your<text:s/>users<text:s/>will<text:s/>be<text:s/>more<text:s/>secure<text:s/>for<text:s/>it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Avoiding "Mixed Content" Issues In Your Client-Side Script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